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111"/>
    <style:style style:name="ce7" style:family="table-cell" style:parent-style-name="Default" style:data-style-name="N112"/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hear verification according to EC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<text:span text:style-name="T1">ck</text:span>=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γ<text:span text:style-name="T1">c</text:span>=</text:p>
          </table:table-cell>
          <table:table-cell table:style-name="Default" table:formula="of:=1.5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<text:span text:style-name="T1">cd</text:span>=</text:p>
          </table:table-cell>
          <table:table-cell table:formula="of:=[.C2]/[.C3]" office:value-type="float" office:value="16.6666666666667" calcext:value-type="float">
            <text:p>16.67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l=</text:p>
          </table:table-cell>
          <table:table-cell table:style-name="Default" office:value-type="float" office:value="12.82" calcext:value-type="float">
            <text:p>12.82</text:p>
          </table:table-cell>
          <table:table-cell office:value-type="string" calcext:value-type="string">
            <text:p>cm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σ<text:span text:style-name="T1">cd</text:span>=</text:p>
          </table:table-cell>
          <table:table-cell table:style-name="ce6" office:value-type="float" office:value="-0.003" calcext:value-type="float">
            <text:p>-0.003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=</text:p>
          </table:table-cell>
          <table:table-cell table:style-name="ce6" table:formula="of:=0.6-0.074" office:value-type="float" office:value="0.526" calcext:value-type="float">
            <text:p>0.5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depth</text:p>
          </table:table-cell>
        </table:table-row>
        <table:table-row table:style-name="ro1">
          <table:table-cell/>
          <table:table-cell table:style-name="ce2" office:value-type="string" calcext:value-type="string">
            <text:p>z=</text:p>
          </table:table-cell>
          <table:table-cell table:style-name="ce6" table:formula="of:=0.9*[.C7]" office:value-type="float" office:value="0.4734" calcext:value-type="float">
            <text:p>0.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ner lever arm</text:p>
          </table:table-cell>
        </table:table-row>
        <table:table-row table:style-name="ro1">
          <table:table-cell/>
          <table:table-cell table:style-name="ce4" office:value-type="string" calcext:value-type="string">
            <text:p>b<text:span text:style-name="T1">w</text:span>=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α=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º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k=</text:p>
          </table:table-cell>
          <table:table-cell table:formula="of:=MIN(1+SQRT(0.2/[.C7]); 2)" office:value-type="float" office:value="1.61662641597821" calcext:value-type="float">
            <text:p>1.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ρ<text:span text:style-name="T1">l</text:span>=</text:p>
          </table:table-cell>
          <table:table-cell table:style-name="ce7" table:formula="of:=MIN([.C5]*0.0001/[.C9]/[.C7];0.02)" office:value-type="float" office:value="0.00243726235741445" calcext:value-type="float">
            <text:p>0.0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0 ρ<text:span text:style-name="T1">l</text:span>=</text:p>
          </table:table-cell>
          <table:table-cell table:formula="of:=100*[.C13]" office:value-type="float" office:value="0.243726235741445" calcext:value-type="float">
            <text:p>0.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text:span text:style-name="T1">rd,c</text:span><text:span text:style-name="T2">=</text:span></text:p>
          </table:table-cell>
          <table:table-cell table:formula="of:=0.18/[.C3]" office:value-type="float" office:value="0.12" calcext:value-type="float">
            <text:p>0.12</text:p>
          </table:table-cell>
          <table:table-cell/>
          <table:table-cell office:value-type="string" calcext:value-type="string">
            <text:p>Spanish annex <text:span text:style-name="T3">§6.2.2 (1)</text:span></text:p>
          </table:table-cell>
        </table:table-row>
        <table:table-row table:style-name="ro1">
          <table:table-cell/>
          <table:table-cell office:value-type="string" calcext:value-type="string">
            <text:p>k<text:span text:style-name="T1">1</text:span>=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Spanish annex <text:span text:style-name="T3">§6.2.2 (1)</text:span></text:p>
          </table:table-cell>
        </table:table-row>
        <table:table-row table:style-name="ro1">
          <table:table-cell/>
          <table:table-cell office:value-type="string" calcext:value-type="string">
            <text:p>ν<text:span text:style-name="T1">min</text:span>=</text:p>
          </table:table-cell>
          <table:table-cell table:formula="of:=0.075/[.C3]*[.C12]^(3/2)*SQRT([.C2])" office:value-type="float" office:value="0.513871480277457" calcext:value-type="float">
            <text:p>0.51</text:p>
          </table:table-cell>
          <table:table-cell/>
          <table:table-cell office:value-type="string" calcext:value-type="string">
            <text:p>Spanish annex <text:span text:style-name="T3">§6.2.2 (1)</text:span></text:p>
          </table:table-cell>
        </table:table-row>
        <table:table-row table:style-name="ro1">
          <table:table-cell/>
          <table:table-cell office:value-type="string" calcext:value-type="string">
            <text:p>V<text:span text:style-name="T1">rd,c,a</text:span><text:span text:style-name="T2">=</text:span></text:p>
          </table:table-cell>
          <table:table-cell table:formula="of:=([.C15]*[.C12]*([.C14]*[.C2])^(1/3)+[.C16]*[.C6])*[.C9]*[.C7]*1000" office:value-type="float" office:value="186.139630901795" calcext:value-type="float">
            <text:p>186.14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Equation (6.2.a)</text:p>
          </table:table-cell>
        </table:table-row>
        <table:table-row table:style-name="ro1">
          <table:table-cell/>
          <table:table-cell office:value-type="string" calcext:value-type="string">
            <text:p>V<text:span text:style-name="T1">rd,c,b</text:span><text:span text:style-name="T2">=</text:span></text:p>
          </table:table-cell>
          <table:table-cell table:formula="of:=([.C17]+[.C16]*[.C6])*[.C9]*[.C7]*1000" office:value-type="float" office:value="270.059698625942" calcext:value-type="float">
            <text:p>270.06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Equation (6.2.b)</text:p>
          </table:table-cell>
        </table:table-row>
        <table:table-row table:style-name="ro1">
          <table:table-cell/>
          <table:table-cell office:value-type="string" calcext:value-type="string">
            <text:p>V<text:span text:style-name="T1">rd,c</text:span><text:span text:style-name="T2">=</text:span></text:p>
          </table:table-cell>
          <table:table-cell table:formula="of:=MAX([.C19];[.C18])" office:value-type="float" office:value="270.059698625942" calcext:value-type="float">
            <text:p>270.06</text:p>
          </table:table-cell>
          <table:table-cell office:value-type="string" calcext:value-type="string">
            <text:p>kN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V<text:span text:style-name="T1">d</text:span><text:span text:style-name="T2">=</text:span></text:p>
          </table:table-cell>
          <table:table-cell office:value-type="float" office:value="188.426607575638" calcext:value-type="float">
            <text:p>188.43</text:p>
          </table:table-cell>
          <table:table-cell office:value-type="string" calcext:value-type="string">
            <text:p>k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F=</text:p>
          </table:table-cell>
          <table:table-cell table:formula="of:=[.C22]/[.C20]" office:value-type="float" office:value="0.69772205380643" calcext:value-type="float">
            <text:p>0.70</text:p>
          </table:table-cell>
          <table:table-cell office:value-type="string" calcext:value-type="string">
            <text:p>k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7-02T17:14:14.267418590</meta:creation-date>
    <dc:date>2025-07-02T19:11:31.503546994</dc:date>
    <dc:creator>Luis C. Pérez Tato</dc:creator>
    <meta:editing-duration>PT36M19S</meta:editing-duration>
    <meta:editing-cycles>17</meta:editing-cycles>
    <meta:generator>LibreOffice/7.3.7.2$Linux_X86_64 LibreOffice_project/30$Build-2</meta:generator>
    <meta:document-statistic meta:table-count="1" meta:cell-count="61" meta:object-count="0"/>
  </office:meta>
</office:document-meta>
</file>